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ackground-color="#00a933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5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3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3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4"><text:a xlink:href="https://en.wikipedia.org/wiki/Algebra" xlink:type="simple">Algebra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5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3"><text:a xlink:href="https://en.wikipedia.org/wiki/Real_analysis" xlink:type="simple">Real analysis</text:a></text:span><text:span text:style-name="T3"> / </text:span><text:span text:style-name="T3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3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3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3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6"><text:a xlink:href="https://oeis.org/A000041" xlink:type="simple">A000041</text:a></text:span><text:span text:style-name="T6"> / </text:span><text:span text:style-name="T6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63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6:57:11.893886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19T18:08:15.764090964</dc:date>
    <meta:editing-duration>PT10H44M17S</meta:editing-duration>
    <meta:editing-cycles>250</meta:editing-cycles>
    <meta:generator>LibreOffice/7.1.3.2$Linux_X86_64 LibreOffice_project/10$Build-2</meta:generator>
    <meta:document-statistic meta:table-count="8" meta:cell-count="757" meta:object-count="0"/>
  </office:meta>
</office:document-meta>
</file>